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21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2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2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2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5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2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5.135cm" svg:y="0cm" draw:caption-point-x="-0.01cm" draw:caption-point-y="0.985cm">
              <dc:creator>Aleš Daniel</dc:creator>
              <dc:date>2024-07-25T06:38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S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71.8334002607829" calcext:value-type="float">
            <text:p>72</text:p>
          </table:table-cell>
          <table:table-cell table:style-name="ce129" table:formula="of:=[.AP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G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J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H24]/[.BL24]" office:value-type="currency" office:currency="USD" office:value="36036.036036036" calcext:value-type="currency">
            <text:p><text:s/>$36 036 </text:p>
          </table:table-cell>
          <table:table-cell table:style-name="ce163" table:formula="of:=[.BM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T24];2))+(0.9588*[.AT24])+[.BP24]" office:value-type="currency" office:currency="GBP" office:value="2704.31624511183" calcext:value-type="currency">
            <text:p><text:s/>£2 704 </text:p>
          </table:table-cell>
          <table:table-cell table:style-name="ce23" table:formula="of:=[.BQ24]/(9600/255)" office:value-type="float" office:value="71.8334002607829" calcext:value-type="float">
            <text:p>72</text:p>
          </table:table-cell>
          <table:table-cell table:style-name="ce23" table:formula="of:=(-0.0000004497*POWER([.AT24];2))+(0.9588*[.AT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2" draw:text-style-name="P4" svg:width="2.899cm" svg:height="1.799cm" svg:x="55.298cm" svg:y="46.504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41cm" svg:y="54.137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479cm" svg:y="57.952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8" table:number-rows-repeated="104849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9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10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8" table:number-rows-repeated="104852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3 - Aircraf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10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8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">
      <number:number number:decimal-places="1" number:min-decimal-places="1" number:min-integer-digits="1" number:grouping="true"/>
    </number:number-style>
    <number:currency-style style:name="N120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date-style style:name="N14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51">
      <number:month number:textual="true"/>
      <number:text>.</number:text>
      <number:year/>
    </number:date-style>
    <number:date-style style:name="N152">
      <number:day/>
      <number:text>.</number:text>
      <number:month number:textual="true"/>
    </number:date-style>
    <number:date-style style:name="N153">
      <number:day/>
      <number:text>.</number:text>
      <number:month number:textual="true"/>
      <number:text>.</number:text>
      <number:year/>
    </number:dat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number number:decimal-places="3" number:min-decimal-places="3" number:min-integer-digits="1" number:grouping="true"/>
    </number:number-style>
    <number:currency-style style:name="N159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59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61">
      <number:day/>
      <number:text>.</number:text>
      <number:month/>
      <number:text>.</number:text>
      <number:year number:style="long"/>
    </number:date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date-style style:name="N16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.00.0000</text:date>, <text:time style:data-style-name="N2" text:time-value="06:25:20.885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_20_2_20_-_20_Prices" style:display-name="PageStyle_List 2 - Pric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06:46:55.094000000</dc:date>
    <dc:creator>Aleš Daniel</dc:creator>
    <meta:editing-duration>P1DT15H34M42S</meta:editing-duration>
    <meta:editing-cycles>65</meta:editing-cycles>
    <meta:generator>LibreOffice/24.2.0.3$Windows_X86_64 LibreOffice_project/da48488a73ddd66ea24cf16bbc4f7b9c08e9bea1</meta:generator>
    <meta:document-statistic meta:table-count="3" meta:cell-count="9097" meta:object-count="0"/>
  </office:meta>
</office:document-meta>
</file>